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EB Garamond" svg:font-family="'EB Garamond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Regular" style:font-family-generic="roman"/>
  </office:font-face-decls>
  <office:automatic-styles>
    <style:style style:name="P1" style:family="paragraph" style:parent-style-name="First_20_line_20_indent">
      <style:paragraph-properties fo:text-align="center" style:justify-single-word="false"/>
    </style:style>
    <style:style style:name="P2" style:family="paragraph" style:parent-style-name="First_20_line_20_indent">
      <style:text-properties officeooo:paragraph-rsid="00264eb2"/>
    </style:style>
    <style:style style:name="P3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__RefHeading___Toc4738_1072782762"/>Other articles in the Lavender and Red series<text:bookmark-end text:name="__RefHeading___Toc4738_1072782762"/></text:h>
      <text:p text:style-name="P1">by Leslie Feinberg</text:p>
      <text:p text:style-name="P2">This book in progress, written in weekly installments in Workers World newspaper, explores the relationship over more than a century between the liberation of oppressed sexualities, genders and sexes, and the communist movement. You can read the entire, ongoing series online at:</text:p>
      <text:p text:style-name="P2">www.workers.org/lavender-red/</text:p>
      <text:p text:style-name="List">1. Rise of German Homosexual Emancipation Movement</text:p>
      <text:p text:style-name="List">2. The love that dared to speak its name</text:p>
      <text:p text:style-name="List">3. Lesbians on the front lines of fight for rights, liberation</text:p>
      <text:p text:style-name="List">4. ‘The war to end all wars’</text:p>
      <text:p text:style-name="List">5. Sexual freedom vs. fascism in Germany</text:p>
      <text:p text:style-name="List">6. Gender and sexuality in czarist Russia <text:span text:style-name="T1">Revolution in Russia</text:span></text:p>
      <text:p text:style-name="List">7. Roots of Russian ‘homosexual subculture’</text:p>
      <text:p text:style-name="List">8. Capitalism shakes the branches</text:p>
      <text:p text:style-name="List">9. Naysayers pooh-pooh Bolshevik gains</text:p>
      <text:p text:style-name="List">10. ‘People of the moonlight’ in the dawn of revolution</text:p>
      <text:p text:style-name="List">11. Soviet Union in the 1920s: Scientific, not utopian</text:p>
      <text:p text:style-name="List">12. 1920s Soviet Union: Rights for lesbians, transgenders, transsexuals</text:p>
      <text:p text:style-name="List">13. 1930s USSR: Survival with setbacks</text:p>
      <text:p text:style-name="List">14. 1930s Soviet Union: ‘Seismic gender shift’</text:p>
      <text:p text:style-name="List">15. Progress and regression: Sex and gender in 1930s USSR</text:p>
      <text:p text:style-name="List">16. ‘Can a homosexual be a member of the Communist Party?’ <text:span text:style-name="T1">Fascism vs. socialism in Germany</text:span></text:p>
      <text:p text:style-name="List">17. Anti-gay terror in Nazi Germany</text:p>
      <text:p text:style-name="List">18. Denazification in socialist Germany opened door to gay rights</text:p>
      <text:p text:style-name="List">19. Same-sex rights in East Germany: Legal and material progress</text:p>
      <text:p text:style-name="List">20. East Germany in the 1970s: Lesbian &amp; gay movement blossoms</text:p>
      <text:p text:style-name="List">21. East Germany: Forming of gay groups ignites church struggle</text:p>
      <text:p text:style-name="List">22. Lesbians &amp; gay men: Great gains in 1980s East Germany</text:p>
      <text:p text:style-name="List">23. Late 1980s East Germany: Gay/lesbian clubs in Party, state</text:p>
      <text:p text:style-name="List">24. Gains cut short by 1989 counter-revolution</text:p>
      <text:p text:style-name="List">25. Post-WWII Europe: Struggle for decriminalization <text:span text:style-name="T1">Cold War ‘Lavender Scare’</text:span></text:p>
      <text:p text:style-name="List">26. Beginning of post-war witch hunt: Before McCarthy, the Pentagon</text:p>
      <text:p text:style-name="List">27. 1950: ‘Lavender scare’!</text:p>
      <text:p text:style-name="List">28. 1950s witch hunt: Even McCarthy was gay baited</text:p>
      <text:p text:style-name="List">29. What made Stonewall possible: Early resistance to state repression</text:p>
      <text:p text:style-name="List">30. German movement inspired U.S. organizing <text:span text:style-name="T1">Gay leftists organize Mattachine</text:span></text:p>
      <text:p text:style-name="List">31. Young Harry Hay and the Wobblies</text:p>
      <text:p text:style-name="List">32. Harry Hay heard ‘siren song of revolution’</text:p>
      <text:p text:style-name="List">33. Harry Hay tried to ‘close book’ on his gayness</text:p>
      <text:p text:style-name="List">34. Harry Hay: ‘Historical materialism in ¾ time’</text:p>
      <text:p text:style-name="List">35. ‘Bachelors for Wallace’</text:p>
      <text:p text:style-name="List">36. 1950: Gay leftists organize against Korean War</text:p>
      <text:p text:style-name="List">37. When idea for gay political organizing finally ignited</text:p>
      <text:p text:style-name="List">38. Mattachine: unmasking a ‘masked people’</text:p>
      <text:p text:style-name="List">39. Pre-Stonewall gay organizing</text:p>
      <text:p text:style-name="List">40. Harry Hay: Painful partings</text:p>
      <text:p text:style-name="List">41. Finding the right word</text:p>
      <text:p text:style-name="List">42. Hay studies ancient history, finds pride</text:p>
      <text:p text:style-name="List">43. 1952: Mattachine battles police harassment</text:p>
      <text:p text:style-name="List">44. 1952 court victory against anti-gay charges</text:p>
      <text:p text:style-name="List">45. Headwaters of first mass political gay movement rise</text:p>
      <text:p text:style-name="List">46. Mattachine victory sparks internal debate</text:p>
      <text:p text:style-name="List">47. Mattachine red-baited</text:p>
      <text:p text:style-name="List">48. 1953 Mattachine convention: Left wing speaks, opposition unites</text:p>
      <text:p text:style-name="List">49. May 1953 convention: Right wing ousts left leadership</text:p>
      <text:p text:style-name="List">50. Two-line struggle tore apart 1950s gay movement</text:p>
      <text:p text:style-name="List">51. 1955: First lesbian organization rises on waves of militant struggles</text:p>
      <text:p text:style-name="List">52. 1955: Lesbian organizing and ‘red feminism’</text:p>
      <text:p text:style-name="List">53. 1955: Black movement raised hopes of all downtrodden</text:p>
      <text:p text:style-name="List">54. Civil rights leaders faced red-baiting, gay-baiting</text:p>
      <text:p text:style-name="List">55. Civil rights era activists were gay-baited, red-baited</text:p>
      <text:p text:style-name="List">56. Gay youths, Black &amp; white, led North Carolina fight</text:p>
      <text:p text:style-name="List">57. ‘Queer’ activists, Black and white, led the way</text:p>
      <text:p text:style-name="List">58. Early 1960s: ‘Gay is good!’</text:p>
      <text:p text:style-name="List">59. Mid-1960s gay activists target U.S. gov’t</text:p>
      <text:p text:style-name="List">60. Why 1960s gay rebellions had to erupt ‘from below’</text:p>
      <text:p text:style-name="List">61. 1960s: Youth demand lesbian, gay rights</text:p>
      <text:p text:style-name="List">62. Calif. resistance predated Stonewall Rebellion</text:p>
      <text:p text:style-name="List">63. Cops raid the Stonewall Inn</text:p>
      <text:p text:style-name="List">64. Raid draws crowd and temperature rises</text:p>
      <text:p text:style-name="List">65. Stonewall 1969: ‘Turning point of rage’</text:p>
      <text:p text:style-name="List">66. Stonewall Rebellion: Crowd rage ignites</text:p>
      <text:p text:style-name="List">67. Stonewall 1969: ‘All hell broke loose!’</text:p>
      <text:p text:style-name="List">68. Stonewall 1969: Fighting in the streets</text:p>
      <text:p text:style-name="List">69. Stonewall 1969—second night: ‘Liberate Christopher Street!’</text:p>
      <text:p text:style-name="List">70. Stonewall , night 3: ‘The battle was on’</text:p>
      <text:p text:style-name="List">70. Stonewall , night 3: ‘The battle was on’</text:p>
      <text:p text:style-name="List">72. Post-Stonewall gay liberation: ‘Power to the People!’</text:p>
      <text:p text:style-name="List">73. Street Transvestite Action Revolutionaries</text:p>
      <text:p text:style-name="List">74. People of color activists organize across the U.S.</text:p>
      <text:p text:style-name="List">75. Early left-wing liberation: ‘Unity with all the oppressed’</text:p>
      <text:p text:style-name="List">76. Early gay liberation: Demonstrations of anti-racist solidarity</text:p>
      <text:p text:style-name="List">77. Early 1970s: Political split in gay movement</text:p>
      <text:p text:style-name="List">78. LGBT members welcomed from day one</text:p>
      <text:p text:style-name="List">79. Workers World fought gay oppression before Stonewall</text:p>
      <text:p text:style-name="List">80. Internal education on gay liberation</text:p>
      <text:p text:style-name="List">81. Party-wide education campaign in 1972</text:p>
      <text:p text:style-name="List">82. WWP searched for roots of lesbian/gay oppression</text:p>
      <text:p text:style-name="List">83. Marxist analysis rocked U.S. left</text:p>
      <text:p text:style-name="List">84. Marxist analysis blazed history’s trails</text:p>
      <text:p text:style-name="List">85. 1976 WWP pamphlet found answers in Marxism</text:p>
      <text:p text:style-name="List">86.-110. Contains the Chapters of this book: Rainbow Solidarity in Defense of Cuba</text:p>
      <text:p text:style-name="List">111. Anti-gay, anti-trans laws rooted in class rule</text:p>
      <text:p text:style-name="List">112. Western rulers imposed anti-gay laws throughout world</text:p>
      <text:p text:style-name="List">113. Struggles for sexual, gender liberation rooted in national liberation movements</text:p>
      <text:p text:style-name="List">114. ‘Big lie’ and breakup of Yugoslavia</text:p>
      <text:p text:style-name="List">115. Wars, lies and ‘mass rape’ charges</text:p>
      <text:p text:style-name="List">116. The cynical abuse of ‘women’s rights’</text:p>
      <text:p text:style-name="List">117. U.S. war agitation targeted LGBT movements</text:p>
      <text:p text:style-name="List">118. U.S.-Britain gay-bashed Afghanistan</text:p>
      <text:p text:style-name="List">119. ‘Life better for gay &amp; lesbian Iraqis under Hussein’</text:p>
      <text:p text:style-name="List">120. British colonialism outlawed ‘sodomy’ in Iraq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EB Garamond" svg:font-family="'EB Garamond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EB Garamond" fo:font-size="13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EB Garamond" fo:font-size="13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5cm" style:contextual-spacing="false" fo:line-height="150%" fo:text-align="justify" style:justify-single-word="false" fo:text-indent="0cm" style:auto-text-indent="false" style:snap-to-layout-grid="false"/>
      <style:text-properties style:font-name="Times New Roman" fo:font-family="'Times New Roman'" style:font-style-name="Regular" style:font-family-generic="roman" fo:font-size="12pt"/>
    </style:style>
    <style:style style:name="Heading" style:family="paragraph" style:parent-style-name="Standard" style:next-style-name="Text_20_body" style:class="text">
      <style:paragraph-properties fo:margin-top="0cm" fo:margin-bottom="0.21cm" style:contextual-spacing="false" fo:line-height="100%" fo:text-align="center" style:justify-single-word="false" fo:keep-with-next="always"/>
      <style:text-properties fo:font-size="14pt" fo:font-weight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paragraph-properties fo:margin-top="0cm" fo:margin-bottom="0cm" style:contextual-spacing="false"/>
      <style:text-properties style:font-name="EB Garamond" fo:font-family="'EB Garamond'" fo:font-size="12pt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 style:master-page-name="">
      <style:paragraph-properties fo:margin-left="2cm" fo:margin-right="2cm" fo:margin-top="0cm" fo:margin-bottom="0.25cm" style:contextual-spacing="false" fo:line-height="100%" fo:text-indent="0cm" style:auto-text-indent="false" style:page-number="auto" text:number-lines="false" text:line-number="0" style:snap-to-layout-grid="false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="EB Garamond" fo:font-family="'EB Garamond'" fo:font-size="12pt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1cm" fo:margin-right="0cm" fo:margin-top="0cm" fo:margin-bottom="0.101cm" style:contextual-spacing="false" fo:line-height="100%" fo:text-align="justify" style:justify-single-word="false" fo:text-indent="-1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fo:font-weight="normal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Marginalia" style:family="paragraph" style:parent-style-name="Text_20_body" style:class="text">
      <style:paragraph-properties fo:margin-left="7.999cm" fo:margin-right="0cm" fo:text-align="start" style:justify-single-word="false" fo:text-indent="-0.499cm" style:auto-text-indent="false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5cm" fo:margin-bottom="0.6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line-height="150%" style:register-true="false" fo:text-indent="1.499cm" style:auto-text-indent="false" style:page-number="auto"/>
    </style:style>
    <style:style style:name="Placeholder" style:family="text">
      <style:text-properties fo:font-variant="small-caps" fo:color="#ffffff" loext:opacity="100%" style:text-underline-style="dotted" style:text-underline-width="auto" style:text-underline-color="font-color" text:display="true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ther articles in the Lavender and Red series</dc:title>
    <dc:date>2023-04-18T14:06:45.348949706</dc:date>
    <dc:creator>Daniel Garcia</dc:creator>
    <meta:editing-duration>P0D</meta:editing-duration>
    <meta:editing-cycles>1</meta:editing-cycles>
    <meta:document-statistic meta:table-count="0" meta:image-count="0" meta:object-count="0" meta:paragraph-count="100" meta:word-count="808" meta:character-count="5179" meta:non-whitespace-character-count="4472"/>
    <meta:generator>LibreOffice/7.5.1.2$Linux_X86_64 LibreOffice_project/50$Build-2</meta:generator>
    <meta:template xlink:type="simple" xlink:actuate="onRequest" xlink:title="" xlink:href="../cubabook.odm" meta:date="2023-04-18T14:08:43.635714652"/>
  </office:meta>
</office:document-meta>
</file>